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.requireRecov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NVOKE.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KE.retryOrFailure( String reason , Element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NVOKE.INVOK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.on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KE.re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.onRespon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INVOKE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.setupOutbound( OInvoke oinvoke , Collection &lt; OScope . CorrelationSet &gt; outboundIniti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OK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KE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INVOKE.fault( FaultData faul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